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0.909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607cm" svg:y="3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298cm 6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0.909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195cm" svg:y1="4.632cm" svg:x2="13.195cm" svg:y2="4.632cm">
          <text:p/>
        </draw:line>
        <draw:line draw:style-name="gr5" draw:text-style-name="P3" draw:layer="layout" svg:x1="14.442cm" svg:y1="5.902cm" svg:x2="13.22cm" svg:y2="6.607cm">
          <text:p/>
        </draw:line>
        <draw:g>
          <draw:polygon draw:style-name="gr6" draw:text-style-name="P4" draw:layer="layout" svg:width="1.493cm" svg:height="1.167cm" svg:x="9.786cm" svg:y="5.648cm" svg:viewBox="0 0 1494 1168" draw:points="0,458 132,229 264,0 1494,709 1362,939 1229,1168">
            <text:p/>
          </draw:polygon>
        </draw:g>
        <draw:line draw:style-name="gr5" draw:text-style-name="P3" draw:layer="layout" svg:x1="12.179cm" svg:y1="9.777cm" svg:x2="12.179cm" svg:y2="8.366cm">
          <text:p/>
        </draw:line>
        <draw:line draw:style-name="gr4" draw:text-style-name="P3" draw:layer="layout" svg:x1="7.22cm" svg:y1="9.365cm" svg:x2="7.22cm" svg:y2="9.365cm">
          <text:p/>
        </draw:line>
        <draw:custom-shape draw:style-name="gr7" draw:text-style-name="P5" draw:layer="layout" svg:width="2.54cm" svg:height="2.54cm" svg:x="4.311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0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311cm" svg:y="5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97cm" svg:y1="4.632cm" svg:x2="6.597cm" svg:y2="4.632cm">
          <text:p/>
        </draw:line>
        <draw:line draw:style-name="gr5" draw:text-style-name="P3" draw:layer="layout" svg:x1="7.844cm" svg:y1="5.902cm" svg:x2="6.622cm" svg:y2="6.607cm">
          <text:p/>
        </draw:line>
        <draw:g>
          <draw:polygon draw:style-name="gr6" draw:text-style-name="P4" draw:layer="layout" svg:width="1.493cm" svg:height="1.167cm" svg:x="3.188cm" svg:y="5.648cm" svg:viewBox="0 0 1494 1168" draw:points="0,458 132,229 264,0 1494,709 1362,939 1229,1168">
            <text:p/>
          </draw:polygon>
        </draw:g>
        <draw:line draw:style-name="gr5" draw:text-style-name="P3" draw:layer="layout" svg:x1="5.581cm" svg:y1="9.777cm" svg:x2="5.581cm" svg:y2="8.366cm">
          <text:p/>
        </draw:line>
        <draw:line draw:style-name="gr4" draw:text-style-name="P3" draw:layer="layout" svg:x1="0.797cm" svg:y1="7.765cm" svg:x2="0.797cm" svg:y2="7.765cm">
          <text:p/>
        </draw:line>
        <draw:g>
          <draw:polygon draw:style-name="gr6" draw:text-style-name="P4" draw:layer="layout" svg:width="1.493cm" svg:height="1.167cm" svg:x="16.531cm" svg:y="5.648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725cm" svg:y="5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6" draw:text-style-name="P4" draw:layer="layout" svg:width="1.493cm" svg:height="1.167cm" draw:transform="rotate (2.79252680319093) translate (8.09121062402488cm 4.59526953760324cm)" svg:viewBox="0 0 1494 1168" draw:points="0,458 132,229 264,0 1494,709 1362,939 1229,1168">
            <text:p/>
          </draw:polygon>
        </draw:g>
        <draw:g>
          <draw:polygon draw:style-name="gr6" draw:text-style-name="P4" draw:layer="layout" svg:width="1.471cm" svg:height="1.193cm" draw:transform="skewX (-0.0101229096615671) rotate (-1.71722945103722) translate (10.829437615168cm 3.14688071891003cm)" svg:viewBox="0 0 1472 1194" draw:points="0,468 130,234 260,0 1472,725 1342,960 1211,1194">
            <text:p/>
          </draw:polygon>
        </draw:g>
        <draw:custom-shape draw:style-name="gr8" draw:text-style-name="P5" draw:layer="layout" svg:width="2.54cm" svg:height="2.54cm" svg:x="5.02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0.10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4.761cm" svg:height="1.673cm" svg:x="3.032cm" svg:y="14.716cm">
          <draw:text-box>
            <text:p>Coordinat inch:</text:p>
            <text:p>3.10;1.68</text:p>
          </draw:text-box>
        </draw:frame>
        <draw:frame draw:style-name="gr10" draw:text-style-name="P7" draw:layer="layout" svg:width="4.659cm" svg:height="1.673cm" svg:x="3.072cm" svg:y="13.297cm">
          <draw:text-box>
            <text:p>Total size inch:</text:p>
            <text:p>7.58;4.43</text:p>
          </draw:text-box>
        </draw:frame>
        <draw:frame draw:style-name="gr10" draw:text-style-name="P7" draw:layer="layout" svg:width="5.116cm" svg:height="1.673cm" svg:x="8.112cm" svg:y="13.346cm">
          <draw:text-box>
            <text:p>Total size pixels:</text:p>
            <text:p>792;451</text:p>
          </draw:text-box>
        </draw:frame>
        <draw:frame draw:style-name="gr10" draw:text-style-name="P7" draw:layer="layout" svg:width="5.252cm" svg:height="1.673cm" svg:x="8.101cm" svg:y="14.643cm">
          <draw:text-box>
            <text:p>Coordinat pixels:</text:p>
            <text:p>323.905;171.03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11T09:23:34.632696391</dc:date>
    <meta:editing-duration>PT2H15M34S</meta:editing-duration>
    <meta:editing-cycles>29</meta:editing-cycles>
    <meta:generator>LibreOffice/5.1.4.2$Linux_X86_64 LibreOffice_project/10m0$Build-2</meta:generator>
    <meta:document-statistic meta:object-count="32"/>
  </office:meta>
</office:document-meta>
</file>